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-BoldItalic" svg:font-family="Times-BoldItalic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0" style:family="table">
      <style:table-properties style:width="16.695cm" table:align="margins" style:writing-mode="lr-tb"/>
    </style:style>
    <style:style style:name="Tabla20.A" style:family="table-column">
      <style:table-column-properties style:column-width="16.695cm" style:rel-column-width="65535*"/>
    </style:style>
    <style:style style:name="Tabla20.A1" style:family="table-cell">
      <style:table-cell-properties fo:background-color="transparent" fo:padding="0.097cm" fo:border="0.5pt solid #000080">
        <style:background-image/>
      </style:table-cell-properties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background-color="transparent" fo:padding="0.097cm" fo:border="0.5pt solid #000080">
        <style:background-image/>
      </style:table-cell-properties>
    </style:style>
    <style:style style:name="Tabla29" style:family="table">
      <style:table-properties style:width="16.695cm" table:align="margins" style:writing-mode="lr-tb"/>
    </style:style>
    <style:style style:name="Tabla29.A" style:family="table-column">
      <style:table-column-properties style:column-width="16.695cm" style:rel-column-width="65535*"/>
    </style:style>
    <style:style style:name="Tabla29.A1" style:family="table-cell">
      <style:table-cell-properties fo:background-color="transparent" fo:padding="0.097cm" fo:border="0.5pt solid #000080">
        <style:background-image/>
      </style:table-cell-properties>
    </style:style>
    <style:style style:name="Tabla28" style:family="table">
      <style:table-properties style:width="16.695cm" table:align="margins" style:writing-mode="lr-tb"/>
    </style:style>
    <style:style style:name="Tabla28.A" style:family="table-column">
      <style:table-column-properties style:column-width="16.695cm" style:rel-column-width="65535*"/>
    </style:style>
    <style:style style:name="Tabla28.A1" style:family="table-cell">
      <style:table-cell-properties fo:background-color="transparent" fo:padding="0.097cm" fo:border="0.5pt solid #000080">
        <style:background-image/>
      </style:table-cell-properties>
    </style:style>
    <style:style style:name="Tabla27" style:family="table">
      <style:table-properties style:width="16.695cm" table:align="margins" style:writing-mode="lr-tb"/>
    </style:style>
    <style:style style:name="Tabla27.A" style:family="table-column">
      <style:table-column-properties style:column-width="16.695cm" style:rel-column-width="65535*"/>
    </style:style>
    <style:style style:name="Tabla27.A1" style:family="table-cell">
      <style:table-cell-properties fo:background-color="transparent" fo:padding="0.097cm" fo:border="0.5pt solid #000080">
        <style:background-image/>
      </style:table-cell-properties>
    </style:style>
    <style:style style:name="Tabla26" style:family="table">
      <style:table-properties style:width="16.695cm" table:align="margins" style:writing-mode="lr-tb"/>
    </style:style>
    <style:style style:name="Tabla26.A" style:family="table-column">
      <style:table-column-properties style:column-width="16.695cm" style:rel-column-width="65535*"/>
    </style:style>
    <style:style style:name="Tabla26.A1" style:family="table-cell">
      <style:table-cell-properties fo:background-color="transparent" fo:padding="0.097cm" fo:border="0.5pt solid #000080">
        <style:background-image/>
      </style:table-cell-properties>
    </style:style>
    <style:style style:name="Tabla25" style:family="table">
      <style:table-properties style:width="16.695cm" table:align="margins" style:writing-mode="lr-tb"/>
    </style:style>
    <style:style style:name="Tabla25.A" style:family="table-column">
      <style:table-column-properties style:column-width="16.695cm" style:rel-column-width="65535*"/>
    </style:style>
    <style:style style:name="Tabla25.A1" style:family="table-cell">
      <style:table-cell-properties fo:background-color="transparent" fo:padding="0.097cm" fo:border="0.5pt solid #000080">
        <style:background-image/>
      </style:table-cell-properties>
    </style:style>
    <style:style style:name="Tabla24" style:family="table">
      <style:table-properties style:width="16.695cm" table:align="margins" style:writing-mode="lr-tb"/>
    </style:style>
    <style:style style:name="Tabla24.A" style:family="table-column">
      <style:table-column-properties style:column-width="16.695cm" style:rel-column-width="65535*"/>
    </style:style>
    <style:style style:name="Tabla24.A1" style:family="table-cell">
      <style:table-cell-properties fo:background-color="transparent" fo:padding="0.097cm" fo:border="0.5pt solid #000080">
        <style:background-image/>
      </style:table-cell-properties>
    </style:style>
    <style:style style:name="Tabla23" style:family="table">
      <style:table-properties style:width="16.695cm" table:align="margins" style:writing-mode="lr-tb"/>
    </style:style>
    <style:style style:name="Tabla23.A" style:family="table-column">
      <style:table-column-properties style:column-width="16.695cm" style:rel-column-width="65535*"/>
    </style:style>
    <style:style style:name="Tabla23.A1" style:family="table-cell">
      <style:table-cell-properties fo:background-color="transparent" fo:padding="0.097cm" fo:border="0.5pt solid #000080">
        <style:background-image/>
      </style:table-cell-properties>
    </style:style>
    <style:style style:name="Tabla22" style:family="table">
      <style:table-properties style:width="16.695cm" table:align="margins" style:writing-mode="lr-tb"/>
    </style:style>
    <style:style style:name="Tabla22.A" style:family="table-column">
      <style:table-column-properties style:column-width="16.695cm" style:rel-column-width="65535*"/>
    </style:style>
    <style:style style:name="Tabla22.A1" style:family="table-cell">
      <style:table-cell-properties fo:background-color="transparent" fo:padding="0.097cm" fo:border="0.5pt solid #000080">
        <style:background-image/>
      </style:table-cell-properties>
    </style:style>
    <style:style style:name="Tabla21" style:family="table">
      <style:table-properties style:width="16.695cm" table:align="margins" style:writing-mode="lr-tb"/>
    </style:style>
    <style:style style:name="Tabla21.A" style:family="table-column">
      <style:table-column-properties style:column-width="16.695cm" style:rel-column-width="65535*"/>
    </style:style>
    <style:style style:name="Tabla21.A1" style:family="table-cell">
      <style:table-cell-properties fo:background-color="transparent" fo:padding="0.097cm" fo:border="0.5pt solid #000080">
        <style:background-image/>
      </style:table-cell-properties>
    </style:style>
    <style:style style:name="Tabla19" style:family="table">
      <style:table-properties style:width="16.695cm" table:align="margins" style:writing-mode="lr-tb"/>
    </style:style>
    <style:style style:name="Tabla19.A" style:family="table-column">
      <style:table-column-properties style:column-width="16.695cm" style:rel-column-width="65535*"/>
    </style:style>
    <style:style style:name="Tabla19.A1" style:family="table-cell">
      <style:table-cell-properties fo:background-color="transparent" fo:padding="0.097cm" fo:border="0.5pt solid #000080">
        <style:background-image/>
      </style:table-cell-properties>
    </style:style>
    <style:style style:name="Tabla18" style:family="table">
      <style:table-properties style:width="16.695cm" table:align="margins" style:writing-mode="lr-tb"/>
    </style:style>
    <style:style style:name="Tabla18.A" style:family="table-column">
      <style:table-column-properties style:column-width="16.695cm" style:rel-column-width="65535*"/>
    </style:style>
    <style:style style:name="Tabla18.A1" style:family="table-cell">
      <style:table-cell-properties fo:background-color="transparent" fo:padding="0.097cm" fo:border="0.5pt solid #000080">
        <style:background-image/>
      </style:table-cell-properties>
    </style:style>
    <style:style style:name="Tabla17" style:family="table">
      <style:table-properties style:width="16.695cm" table:align="margins" style:writing-mode="lr-tb"/>
    </style:style>
    <style:style style:name="Tabla17.A" style:family="table-column">
      <style:table-column-properties style:column-width="16.695cm" style:rel-column-width="65535*"/>
    </style:style>
    <style:style style:name="Tabla17.A1" style:family="table-cell">
      <style:table-cell-properties fo:background-color="transparent" fo:padding="0.097cm" fo:border="0.5pt solid #000080">
        <style:background-image/>
      </style:table-cell-properties>
    </style:style>
    <style:style style:name="Tabla16" style:family="table">
      <style:table-properties style:width="16.695cm" table:align="margins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background-color="transparent" fo:padding="0.097cm" fo:border="0.5pt solid #000080">
        <style:background-image/>
      </style:table-cell-properties>
    </style:style>
    <style:style style:name="Tabla15" style:family="table">
      <style:table-properties style:width="16.695cm" table:align="margins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background-color="transparent" fo:padding="0.097cm" fo:border="0.5pt solid #000080">
        <style:background-image/>
      </style:table-cell-properties>
    </style:style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background-color="transparent" fo:padding="0.097cm" fo:border="0.5pt solid #000080">
        <style:background-image/>
      </style:table-cell-properties>
    </style:style>
    <style:style style:name="Tabla13" style:family="table">
      <style:table-properties style:width="16.695cm" table:align="margins" style:writing-mode="lr-tb"/>
    </style:style>
    <style:style style:name="Tabla13.A" style:family="table-column">
      <style:table-column-properties style:column-width="16.695cm" style:rel-column-width="65535*"/>
    </style:style>
    <style:style style:name="Tabla13.A1" style:family="table-cell">
      <style:table-cell-properties fo:background-color="transparent" fo:padding="0.097cm" fo:border="0.5pt solid #000080">
        <style:background-image/>
      </style:table-cell-properties>
    </style:style>
    <style:style style:name="Tabla12" style:family="table">
      <style:table-properties style:width="16.695cm" table:align="margins" style:writing-mode="lr-tb"/>
    </style:style>
    <style:style style:name="Tabla12.A" style:family="table-column">
      <style:table-column-properties style:column-width="16.695cm" style:rel-column-width="65535*"/>
    </style:style>
    <style:style style:name="Tabla12.A1" style:family="table-cell">
      <style:table-cell-properties fo:background-color="transparent" fo:padding="0.097cm" fo:border="0.5pt solid #000080">
        <style:background-image/>
      </style:table-cell-properties>
    </style:style>
    <style:style style:name="Tabla11" style:family="table">
      <style:table-properties style:width="16.695cm" table:align="margins" style:writing-mode="lr-tb"/>
    </style:style>
    <style:style style:name="Tabla11.A" style:family="table-column">
      <style:table-column-properties style:column-width="16.695cm" style:rel-column-width="65535*"/>
    </style:style>
    <style:style style:name="Tabla11.A1" style:family="table-cell">
      <style:table-cell-properties fo:background-color="transparent" fo:padding="0.097cm" fo:border="0.5pt solid #000080">
        <style:background-image/>
      </style:table-cell-properties>
    </style:style>
    <style:style style:name="Tabla10" style:family="table">
      <style:table-properties style:width="16.695cm" table:align="margins" style:writing-mode="lr-tb"/>
    </style:style>
    <style:style style:name="Tabla10.A" style:family="table-column">
      <style:table-column-properties style:column-width="16.695cm" style:rel-column-width="65535*"/>
    </style:style>
    <style:style style:name="Tabla10.A1" style:family="table-cell">
      <style:table-cell-properties fo:background-color="transparent" fo:padding="0.097cm" fo:border="0.5pt solid #000080">
        <style:background-image/>
      </style:table-cell-properties>
    </style:style>
    <style:style style:name="Tabla9" style:family="table">
      <style:table-properties style:width="16.695cm" table:align="margins" style:writing-mode="lr-tb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background-color="transparent" fo:padding="0.097cm" fo:border="0.5pt solid #000080">
        <style:background-image/>
      </style:table-cell-properties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background-color="transparent" fo:padding="0.097cm" fo:border="0.5pt solid #000080">
        <style:background-image/>
      </style:table-cell-properties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background-color="transparent" fo:padding="0.097cm" fo:border="0.5pt solid #000080">
        <style:background-image/>
      </style:table-cell-properties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background-color="transparent" fo:padding="0.097cm" fo:border="0.5pt solid #000080">
        <style:background-image/>
      </style:table-cell-properties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background-color="transparent" fo:padding="0.097cm" fo:border="0.5pt solid #000080">
        <style:background-image/>
      </style:table-cell-properties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background-color="transparent" fo:padding="0.097cm" fo:border="0.5pt solid #000080">
        <style:background-image/>
      </style:table-cell-properties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background-color="transparent" fo:padding="0.097cm" fo:border="0.5pt solid #000080">
        <style:background-image/>
      </style:table-cell-properties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background-color="transparent" fo:padding="0.097cm" fo:border="0.5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Heading_20_3">
      <style:text-properties fo:color="#800000" style:font-name="Arial"/>
    </style:style>
    <style:style style:name="P8" style:family="paragraph" style:parent-style-name="Heading_20_3">
      <style:paragraph-properties fo:margin-left="0cm" fo:margin-right="0.159cm" fo:text-indent="0cm" style:auto-text-indent="false"/>
      <style:text-properties style:font-name="Arial" fo:font-size="14pt" fo:font-weight="bold" style:font-name-asian="Times-BoldItalic" style:font-size-asian="14pt" style:font-weight-asian="bold" style:font-name-complex="Times-BoldItalic" style:font-size-complex="14pt" style:font-weight-complex="bold"/>
    </style:style>
    <style:style style:name="P9" style:family="paragraph" style:parent-style-name="Text_20_body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" fo:font-size="12pt" fo:font-style="normal" fo:font-weight="normal" officeooo:rsid="001d1b0d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800000"/>
    </style:style>
    <style:style style:name="T5" style:family="text">
      <style:text-properties fo:color="#800000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3">UT2. Actividad 8</text:p>
      <text:p text:style-name="P1">Cableado estructurado. Proyecto técnico</text:p>
      <text:p text:style-name="P2"/>
      <text:h text:style-name="P8" text:outline-level="3"><text:span text:style-name="T4">Introducción</text:span> </text:h>
      <text:p text:style-name="P2">En el documento técnico que se adjunta se describe el proyecto técnico de red de cableado estructurado del ayuntamiento de Alhama de Murcia.</text:p>
      <text:p text:style-name="P2"/>
      <text:p text:style-name="P2">El objetivo de esta actividad es extraer información del proyecto y relacionarla con los contenidos de la unidad</text:p>
      <text:h text:style-name="P7" text:outline-level="3">Recursos</text:h>
      <text:list xml:id="list4374624612" text:style-name="L1">
        <text:list-item>
          <text:p text:style-name="P9">Documento adjunto con proyecto de cableado estructurado</text:p>
        </text:list-item>
        <text:list-item>
          <text:p text:style-name="P9">Apuntes de la unidad en Wiki</text:p>
        </text:list-item>
      </text:list>
      <text:h text:style-name="Heading_20_3" text:outline-level="3"><text:span text:style-name="Source_20_Text"><text:span text:style-name="T5">Tarea</text:span></text:span></text:h>
      <text:p text:style-name="Text_20_body"><text:span text:style-name="Source_20_Text"><text:span text:style-name="T1"/></text:span></text:p>
      <text:p text:style-name="Text_20_body"><text:span text:style-name="Source_20_Text"><text:span text:style-name="T1">Inserta la </text:span></text:span><text:span text:style-name="Source_20_Text"><text:span text:style-name="T3">respuesta</text:span></text:span><text:span text:style-name="Source_20_Text"><text:span text:style-name="T1"> a las preguntas que se plantean y el </text:span></text:span><text:span text:style-name="Source_20_Text"><text:span text:style-name="T3">apartado</text:span></text:span><text:span text:style-name="Source_20_Text"><text:span text:style-name="T1"> o </text:span></text:span><text:span text:style-name="Source_20_Text"><text:span text:style-name="T3">apartados</text:span></text:span><text:span text:style-name="Source_20_Text"><text:span text:style-name="T1"> del proyecto en que la encontraste.</text:span></text:span></text:p>
      <text:p text:style-name="P5"><text:span text:style-name="Source_20_Text"><text:span text:style-name="T1"/></text:span></text:p>
      <text:p text:style-name="P5"><text:span text:style-name="Source_20_Text"><text:span text:style-name="T1">1. Arquitectura y topología</text:span></text:span></text:p>
      <text:p text:style-name="P5"><text:span text:style-name="Source_20_Text"><text:span text:style-name="T1">¿Qué topología se sigue en el diseño?</text:span>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>Inserta una captura de pantalla de la topología del diseño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>2. Cableado utilizado</text:span></text:span></text:p>
      <text:p text:style-name="P5"><text:span text:style-name="Source_20_Text"><text:span text:style-name="T1">¿Qué tipo de cable de par trenzado se decide utilizar en el proyecto?</text:span></text:span>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estándar Ethernet permite dicho cableado?</text:span></text:span></text:p>
      <table:table table:name="Tabla28" table:style-name="Tabla28">
        <table:table-column table:style-name="Tabla28.A"/>
        <text:soft-page-break/>
        <table:table-row>
          <table:table-cell table:style-name="Tabla28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tipo de cable de fibra óptica se escoge para utilizar en el proyecto?</text:span></text:span>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velocidad soporta dicha fibra?</text:span></text:span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>3. Dimensionamiento</text:span></text:span></text:p>
      <text:p text:style-name="P5"><text:span text:style-name="Source_20_Text"><text:span text:style-name="T1">¿Cuántos edificios abarca el proyecto?</text:span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Como se llama a las tomas en nuestros apuntes?</text:span></text:span>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Inserta para cada planta de cada edificio el número total de tomas <text:s/>que tiene</text:span>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4. Subsistemas de cableado</text:span></text:span></text:p>
      <text:p text:style-name="P5"><text:span text:style-name="Source_20_Text"><text:span text:style-name="T1">¿Qué tipo de cableado se emplea en el subsistema de cableado horizontal?¿Cuantos metros de cable se adquirirán de este tip</text:span></text:span><text:span text:style-name="Source_20_Text"><text:span text:style-name="T2">o</text:span></text:span><text:span text:style-name="Source_20_Text"><text:span text:style-name="T1">?</text:span>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</text:span></text:span><text:span text:style-name="Source_20_Text"><text:span text:style-name="T1">tipo de cableado se emplea en el subsistema de cableado troncal</text:span></text:span><text:span text:style-name="Source_20_Text"><text:span text:style-name="T1">?</text:span>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tipo de conectores de fibra se utilizan?</text:span>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4"/>
          </table:table-cell>
        </table:table-row>
      </table:table>
      <text:p text:style-name="P5"><text:soft-page-break/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De cuantos U de altura son los racks murales?¿Cuantos se utilizarán en total?</text:span>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ancho y profundidad tendrá la canaleta utilizada en el cableado interior?</text:span>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normas se seguirán en las canalizaciones?</text:span>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tipo de canalización se utilizará en los falsos techos?</text:span>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tipo de canalización se utilizará en las bajadas de los falsos techos?</text:span>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Cuantas tomas se adquieren en total?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Cuantos conectores hay en cada toma?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5. Planos y localizaciónes</text:span></text:span></text:p>
      <text:p text:style-name="P5"><text:span text:style-name="Source_20_Text"><text:span text:style-name="T1">¿En qué edificio y planta se ubica la sala de servidores?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oft-page-break/><text:span text:style-name="Source_20_Text"><text:span text:style-name="T1">¿En qué edificio y planta no hay canaleta previa aprovechable?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tipo de cableado se utiliza para conectar todos los switches al switch principal ubicado en la sala de servidores?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rack es el que da servicio a menos puestos?¿En qué edificio y planta se ubica?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6. Pliego de condiciones</text:span></text:span></text:p>
      <text:p text:style-name="P5"><text:span text:style-name="Source_20_Text"><text:span text:style-name="T1">¿Qué titulación ha de tener el director técnico?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Enumera las normas de cableado que se aplicarán?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calibre tiene el conductor del cable de par trenzado?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¿Qué calibre tiene el conductor de los latiguillos de par trenzado?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7. Requisitos de la instalación</text:span></text:span></text:p>
      <text:p text:style-name="P5"><text:span text:style-name="Source_20_Text"><text:span text:style-name="T1">¿Cuál será la longitud máxima del destrenzado del cable de par trenzado para su conexión a las tomas y paneles de parcheo?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oft-page-break/><text:span text:style-name="Source_20_Text"><text:span text:style-name="T1">¿Cuál es la longitud máxima de la cubierta pelada?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-BoldItalic" svg:font-family="Times-BoldItalic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2-11-27T05:41:38</dc:date>
    <meta:editing-cycles>39</meta:editing-cycles>
    <meta:editing-duration>PT8H24M18S</meta:editing-duration>
    <meta:generator>LibreOffice/3.6$Linux_x86 LibreOffice_project/360m1$Build-2</meta:generator>
    <dc:creator>ivan </dc:creator>
    <meta:document-statistic meta:table-count="29" meta:image-count="0" meta:object-count="0" meta:page-count="5" meta:paragraph-count="47" meta:word-count="430" meta:character-count="2565" meta:non-whitespace-character-count="2182"/>
    <meta:user-defined meta:name="Información 1"/>
    <meta:user-defined meta:name="Información 2"/>
    <meta:user-defined meta:name="Información 3"/>
    <meta:user-defined meta:name="Información 4"/>
  </office:meta>
</office:document-meta>
</file>